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5F3100005FB5DDDB89E1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4138in" svg:height="4.4382in" draw:z-index="0"><draw:image xlink:href="Pictures/2000000900005F3100005FB5DDDB89E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2:32:42.781000000</meta:creation-date>
    <dc:date>2014-12-19T12:33:16.078000000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